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Fira Code" svg:font-family="'Fira Code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ira Code" fo:font-size="15pt" officeooo:rsid="0004aa7a" officeooo:paragraph-rsid="0004aa7a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Fira Code" fo:font-size="15pt" officeooo:rsid="0004aa7a" officeooo:paragraph-rsid="0004aa7a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Fira Code" fo:font-size="12pt" fo:font-weight="bold" officeooo:rsid="0004aa7a" officeooo:paragraph-rsid="0004aa7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ira Code" fo:font-size="12pt" fo:font-weight="normal" officeooo:rsid="0004aa7a" officeooo:paragraph-rsid="0004aa7a" style:font-size-asian="10.5pt" style:font-weight-asian="normal" style:font-size-complex="12pt" style:font-weight-complex="normal"/>
    </style:style>
    <style:style style:name="T1" style:family="text">
      <style:text-properties officeooo:rsid="000540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cliente/servidor</text:p>
      <text:p text:style-name="P2">Como funciona o HTML e o JSP (Java server page)</text:p>
      <text:p text:style-name="P2"/>
      <text:p text:style-name="P2"/>
      <text:p text:style-name="P2"/>
      <text:p text:style-name="P3">Como configurar o tomcat (servidor web)</text:p>
      <text:p text:style-name="P4">$CATALINA_HOME/bin/s<text:span text:style-name="T1">tartup</text:span>.sh – <text:span text:style-name="T1">iniciar servidor tomcat</text:span></text:p>
      <text:p text:style-name="P4">$CATALINA_HOME/bin/shutdown.sh – <text:span text:style-name="T1">desligar servidor tomcat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Fira Code" svg:font-family="'Fira Code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23:32:36.662245038</meta:creation-date>
    <meta:editing-duration>PT1M4S</meta:editing-duration>
    <meta:editing-cycles>2</meta:editing-cycles>
    <meta:generator>LibreOffice/7.3.6.2$Linux_X86_64 LibreOffice_project/30$Build-2</meta:generator>
    <dc:date>2022-10-10T23:33:39.794711882</dc:date>
    <meta:document-statistic meta:table-count="0" meta:image-count="0" meta:object-count="0" meta:page-count="1" meta:paragraph-count="5" meta:word-count="26" meta:character-count="223" meta:non-whitespace-character-count="200"/>
  </office:meta>
</office:document-meta>
</file>